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style:vertical-align="automatic" fo:wrap-option="wrap"/>
    </style:style>
    <style:style style:name="ce2"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4"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automatic" fo:wrap-option="wrap"/>
      <style:text-properties style:font-name="Arial" style:font-name-asian="Arial" style:font-name-complex="Arial"/>
    </style:style>
    <style:style style:name="ce6"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7"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8"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automatic" fo:wrap-option="wrap"/>
      <style:text-properties fo:font-size="12pt" style:font-size-asian="12pt" style:font-size-complex="12pt"/>
    </style:style>
    <style:style style:name="ce10"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11" style:family="table-cell" style:parent-style-name="Default"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automatic"/>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o1" style:family="table-column">
      <style:table-column-properties fo:break-before="auto" style:column-width="5.53861111111111cm" style:use-optimal-column-width="true"/>
    </style:style>
    <style:style style:name="co2" style:family="table-column">
      <style:table-column-properties fo:break-before="auto" style:column-width="11.5358333333333cm"/>
    </style:style>
    <style:style style:name="co3" style:family="table-column">
      <style:table-column-properties fo:break-before="auto" style:column-width="4.445cm"/>
    </style:style>
    <style:style style:name="co4" style:family="table-column">
      <style:table-column-properties fo:break-before="auto" style:column-width="11.7475cm"/>
    </style:style>
    <style:style style:name="co5" style:family="table-column">
      <style:table-column-properties fo:break-before="auto" style:column-width="6.47347222222222cm"/>
    </style:style>
    <style:style style:name="co6" style:family="table-column">
      <style:table-column-properties fo:break-before="auto" style:column-width="5.04472222222222cm"/>
    </style:style>
    <style:style style:name="co7" style:family="table-column">
      <style:table-column-properties fo:break-before="auto" style:column-width="4.97416666666667cm"/>
    </style:style>
    <style:style style:name="co8" style:family="table-column">
      <style:table-column-properties fo:break-before="auto" style:column-width="1.67569444444444cm"/>
    </style:style>
    <style:style style:name="ro1" style:family="table-row">
      <style:table-row-properties style:row-height="50.75pt" style:use-optimal-row-height="false" fo:break-before="auto"/>
    </style:style>
    <style:style style:name="ro2" style:family="table-row">
      <style:table-row-properties style:row-height="408.65pt" style:use-optimal-row-height="false" fo:break-before="auto"/>
    </style:style>
    <style:style style:name="ro3" style:family="table-row">
      <style:table-row-properties style:row-height="77.5pt" style:use-optimal-row-height="true" fo:break-before="auto"/>
    </style:style>
    <style:style style:name="ro4" style:family="table-row">
      <style:table-row-properties style:row-height="46.5pt" style:use-optimal-row-height="true" fo:break-before="auto"/>
    </style:style>
    <style:style style:name="ro5" style:family="table-row">
      <style:table-row-properties style:row-height="109.75pt" style:use-optimal-row-height="false" fo:break-before="auto"/>
    </style:style>
    <style:style style:name="ro6" style:family="table-row">
      <style:table-row-properties style:row-height="115.25pt" style:use-optimal-row-height="false" fo:break-before="auto"/>
    </style:style>
    <style:style style:name="ro7" style:family="table-row">
      <style:table-row-properties style:row-height="170.5pt" style:use-optimal-row-height="true" fo:break-before="auto"/>
    </style:style>
    <style:style style:name="ro8" style:family="table-row">
      <style:table-row-properties style:row-height="84.9pt" style:use-optimal-row-height="false" fo:break-before="auto"/>
    </style:style>
    <style:style style:name="ro9" style:family="table-row">
      <style:table-row-properties style:row-height="93pt" style:use-optimal-row-height="true" fo:break-before="auto"/>
    </style:style>
    <style:style style:name="ro10" style:family="table-row">
      <style:table-row-properties style:row-height="279pt" style:use-optimal-row-height="true" fo:break-before="auto"/>
    </style:style>
    <style:style style:name="ro11" style:family="table-row">
      <style:table-row-properties style:row-height="1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_dictionary_final" table:style-name="ta1">
        <table:table-column table:style-name="co1" table:default-cell-style-name="ce5"/>
        <table:table-column table:style-name="co2" table:number-columns-repeated="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6"/>
        <table:table-column table:style-name="co7" table:default-cell-style-name="ce6"/>
        <table:table-column table:style-name="co8" table:number-columns-repeated="16376" table:default-cell-style-name="ce1"/>
        <table:table-row table:style-name="ro1">
          <table:table-cell office:value-type="string" table:style-name="ce3">
            <text:p>Variable</text:p>
          </table:table-cell>
          <table:table-cell office:value-type="string" table:style-name="ce3">
            <text:p>Definition</text:p>
          </table:table-cell>
          <table:table-cell office:value-type="string" table:style-name="ce3">
            <text:p>Values</text:p>
          </table:table-cell>
          <table:table-cell office:value-type="string" table:style-name="ce3">
            <text:p>Variable collected for purposes of EPC</text:p>
          </table:table-cell>
          <table:table-cell office:value-type="string" table:style-name="ce3">
            <text:p>Limitations of the data</text:p>
          </table:table-cell>
          <table:table-cell office:value-type="string" table:style-name="ce3">
            <text:p>Appropriate use of the variable</text:p>
          </table:table-cell>
          <table:table-cell table:number-columns-repeated="16378" table:style-name="ce6"/>
        </table:table-row>
        <table:table-row table:style-name="ro2">
          <table:table-cell office:value-type="string" table:style-name="ce4">
            <text:p>Floor Area</text:p>
          </table:table-cell>
          <table:table-cell office:value-type="string" table:style-name="ce8">
            <text:p>The total useful floor area is the total of all enclosed spaces measured to the internal face of the external walls, i.e. the gross floor area as measured in accordance with the guidance issued from time to time by the Royal Institute of Chartered Surveyors or by a <text:s/>similar institution. (m2).</text:p>
          </table:table-cell>
          <table:table-cell office:value-type="string" table:style-name="ce4">
            <text:p>Total Floor Area - a single value for floor area made up of building parts</text:p>
          </table:table-cell>
          <table:table-cell office:value-type="string" table:style-name="ce4">
            <text:p>Y</text:p>
          </table:table-cell>
          <table:table-cell office:value-type="string" table:style-name="ce7">
            <text:p>This variable is inconsistent with some management information largely due to methodological differences. The EPC provides a Total Floor Area (made up of building parts measurements) . Floor area for an EPC is measured as the actual floor area, i.e. if the height of a room extends to two storeys or more only the actual accessible floor area should be used for the calculations. However, as an exception to this rule in the case of stairs, the floor area should be measured as if there were no stairs but a floor in their place at each level.</text:p>
            <text:p/>
            <text:p>In general, rooms and other spaces, such as built-in cupboards, should be included in the calculation of the floor area where these are directly accessible from the occupied area of the dwelling. However unheated spaces clearly divided from the dwelling should not be included. Specific guidance on how different areas within the building are treated can be found in the published SAP 2012 guidance: https://www.bre.co.uk/filelibrary/SAP/2012/SAP-2012_9-92.pdf.</text:p>
            <text:p/>
            <text:p>Comparisons of TFA with other survey data on floor area such as the English Housing Survey show a good match rate, however comparisons of this variable with management information such as VOA data on floor area show a larger difference mainly due to methdology.</text:p>
          </table:table-cell>
          <table:table-cell office:value-type="string" table:style-name="ce4">
            <text:p>Accurate floor area is held by the Valuation Office Agency (VOA). This is personal information so not publicly available. For more information, please contact: statistics@voa.gov.uk</text:p>
          </table:table-cell>
          <table:table-cell table:number-columns-repeated="16378" table:style-name="ce6"/>
        </table:table-row>
        <table:table-row table:style-name="ro3">
          <table:table-cell office:value-type="string" table:style-name="ce4">
            <text:p>Property Type</text:p>
          </table:table-cell>
          <table:table-cell office:value-type="string" table:style-name="ce4">
            <text:p>Describes the type of property being inspected.<text:s/></text:p>
          </table:table-cell>
          <table:table-cell office:value-type="string" table:style-name="ce7">
            <text:p>0 - House</text:p>
            <text:p>1 - Bungalow</text:p>
            <text:p>2 - Flat</text:p>
            <text:p>3 - Maisonette</text:p>
            <text:p>4 - Park home (from 2015 only)</text:p>
          </table:table-cell>
          <table:table-cell office:value-type="string" table:style-name="ce4">
            <text:p>Y</text:p>
          </table:table-cell>
          <table:table-cell table:number-columns-repeated="2" table:style-name="ce4"/>
          <table:table-cell table:number-columns-repeated="16378" table:style-name="ce6"/>
        </table:table-row>
        <table:table-row table:style-name="ro4">
          <table:table-cell office:value-type="string" table:style-name="ce4">
            <text:p>Local Authority</text:p>
          </table:table-cell>
          <table:table-cell office:value-type="string" table:style-name="ce4">
            <text:p>ONS code. Local authority area in which the property is located</text:p>
          </table:table-cell>
          <table:table-cell office:value-type="string" table:style-name="ce4">
            <text:p>Local Authority ONS codes</text:p>
          </table:table-cell>
          <table:table-cell office:value-type="string" table:style-name="ce4">
            <text:p>N</text:p>
          </table:table-cell>
          <table:table-cell office:value-type="string" table:style-name="ce4">
            <text:p>If LAs have changed, then lodgement will be under new LA. This is not backdated- old live tables and statistical releases will use historical names.</text:p>
          </table:table-cell>
          <table:table-cell office:value-type="string" table:style-name="ce4">
            <text:p>Carrying out energy performance analysis at a granular Local Authority level.</text:p>
          </table:table-cell>
          <table:table-cell table:number-columns-repeated="16378" table:style-name="ce6"/>
        </table:table-row>
        <table:table-row table:style-name="ro5">
          <table:table-cell office:value-type="string" table:style-name="ce4">
            <text:p>Energy Efficiency Rating (EER)</text:p>
          </table:table-cell>
          <table:table-cell office:value-type="string" table:style-name="ce4">
            <text:p>Current energy rating converted into a linear 'A to G' rating (where A is the most energy efficient and G is the least energy efficient) . Based on cost of energy, i.e. energy required for space heating, water heating and lighting [in kWh/m²/year] multiplied by fuel costs. <text:s/>(£/m2/year where cost is derived from kWh). Rating values are 1 to 92+.</text:p>
          </table:table-cell>
          <table:table-cell office:value-type="string" table:style-name="ce4">
            <text:p>A-G</text:p>
          </table:table-cell>
          <table:table-cell office:value-type="string" table:style-name="ce4">
            <text:p>Y</text:p>
          </table:table-cell>
          <table:table-cell office:value-type="string" table:style-name="ce4">
            <text:p>This is a property level assessment. The ratings are based on assumptions about energy use and average occupancy. It doesn't take into account the specific behaviours of people living at the property. Note, rating can be 92+ if properties are producing their own energy e.g. through solar.</text:p>
          </table:table-cell>
          <table:table-cell office:value-type="string" table:style-name="ce4">
            <text:p>For analysing energy efficiency <text:s/>at time of assessment</text:p>
          </table:table-cell>
          <table:table-cell table:number-columns-repeated="16378" table:style-name="ce6"/>
        </table:table-row>
        <table:table-row table:style-name="ro6">
          <table:table-cell office:value-type="string" table:style-name="ce4">
            <text:p>Environmental Impact Rating (EIR)</text:p>
          </table:table-cell>
          <table:table-cell office:value-type="string" table:style-name="ce4">
            <text:p>Environmental Impact rating converted into a linear 'A to G' rating (where A has least environmental impact and G has most environmental impact). The Environmental Impact Rating. A measure of the property's current impact on the environment in terms of carbon dioxide (CO2) emissions. The higher the rating the lower the CO2 emissions. (CO2 emissions in tonnes / year).</text:p>
          </table:table-cell>
          <table:table-cell office:value-type="string" table:style-name="ce4">
            <text:p>A-G</text:p>
          </table:table-cell>
          <table:table-cell office:value-type="string" table:style-name="ce4">
            <text:p>Y</text:p>
          </table:table-cell>
          <table:table-cell office:value-type="string" table:style-name="ce4">
            <text:p>This is a property level assessment. The ratings are based on assumptions about energy use and average occupancy. It doesn't take into account the specific behaviours of people living at the property.</text:p>
          </table:table-cell>
          <table:table-cell office:value-type="string" table:style-name="ce4">
            <text:p>For assessing environmental impact at time of assessment</text:p>
          </table:table-cell>
          <table:table-cell table:number-columns-repeated="16378" table:style-name="ce6"/>
        </table:table-row>
        <table:table-row table:style-name="ro7">
          <table:table-cell office:value-type="string" table:style-name="ce10">
            <text:p>Number Habitable Rooms</text:p>
          </table:table-cell>
          <table:table-cell office:value-type="string" table:style-name="ce2">
            <text:p>Habitable rooms include any living room, sitting room, dining room, bedroom, study and similar; and also a non-separated conservatory. A kitchen/diner having a discrete seating area (with space for a table and four chairs) also counts as a habitable room. A non-separated conservatory adds to the habitable room count if it has an internal quality door between it and the dwelling. Excluded from the room count are any room used solely as a kitchen, utility room, bathroom, cloakroom, en-suite accommodation and similar and any hallway, stairs or landing; and also any room not having a window.</text:p>
          </table:table-cell>
          <table:table-cell office:value-type="string" table:style-name="ce10">
            <text:p>number of rooms</text:p>
          </table:table-cell>
          <table:table-cell office:value-type="string" table:style-name="ce11">
            <text:p>Y</text:p>
          </table:table-cell>
          <table:table-cell office:value-type="string" table:style-name="ce11">
            <text:p>This variable is only available for existing dwellings due to differences between SAP and RdSAP methodology.</text:p>
          </table:table-cell>
          <table:table-cell office:value-type="string" table:style-name="ce11">
            <text:p>For assessing number of habitable rooms in existing dwellings only</text:p>
          </table:table-cell>
          <table:table-cell table:number-columns-repeated="2" table:style-name="ce6"/>
          <table:table-cell table:number-columns-repeated="16376" table:style-name="ce9"/>
        </table:table-row>
        <table:table-row table:style-name="ro8">
          <table:table-cell office:value-type="string" table:style-name="ce4">
            <text:p>Energy Consumption</text:p>
          </table:table-cell>
          <table:table-cell office:value-type="string" table:style-name="ce4">
            <text:p>Estimated total energy consumption for the property in a 12 month period (kWh/m2). Primary Energy only (energy produced using gas, electricity, coal)</text:p>
          </table:table-cell>
          <table:table-cell office:value-type="string" table:style-name="ce4">
            <text:p>kWh/m2</text:p>
          </table:table-cell>
          <table:table-cell office:value-type="string" table:style-name="ce4">
            <text:p>Y</text:p>
          </table:table-cell>
          <table:table-cell office:value-type="string" table:style-name="ce4">
            <text:p>The current costs are calculated based on the fuel prices at the time the EPC was generated.</text:p>
            <text:p/>
            <text:p>An EPC is not valid until it's lodged. Therefore, energy costs which are in play at the time of the assessment may have changed by the time the EPC is generated.</text:p>
          </table:table-cell>
          <table:table-cell office:value-type="string" table:style-name="ce4">
            <text:p>Assessing energy consumption for property at time of assessment.</text:p>
          </table:table-cell>
          <table:table-cell table:number-columns-repeated="16378" table:style-name="ce6"/>
        </table:table-row>
        <table:table-row table:style-name="ro9">
          <table:table-cell office:value-type="string" table:style-name="ce4">
            <text:p>CO2 Emissions</text:p>
          </table:table-cell>
          <table:table-cell office:value-type="string" table:style-name="ce4">
            <text:p>CO2 emissions per year in tonnes/year.</text:p>
          </table:table-cell>
          <table:table-cell office:value-type="string" table:style-name="ce4">
            <text:p>tonnes/year</text:p>
          </table:table-cell>
          <table:table-cell office:value-type="string" table:style-name="ce4">
            <text:p>Y</text:p>
          </table:table-cell>
          <table:table-cell office:value-type="string" table:style-name="ce4">
            <text:p>The figures are calculated based on the carbon emissions at the time the EPC was generated.</text:p>
            <text:p/>
            <text:p>An EPC is not valid until it's lodged. Therefore, CO2 emissions which are in play at the time of the assessment may have changed by the time the EPC is generated.</text:p>
          </table:table-cell>
          <table:table-cell office:value-type="string" table:style-name="ce4">
            <text:p>Assessing typical CO2 emissions for property at time of assessment.</text:p>
          </table:table-cell>
          <table:table-cell table:number-columns-repeated="16378" table:style-name="ce6"/>
        </table:table-row>
        <table:table-row table:style-name="ro9">
          <table:table-cell office:value-type="string" table:style-name="ce4">
            <text:p>Lighting Cost Current</text:p>
          </table:table-cell>
          <table:table-cell office:value-type="string" table:style-name="ce4">
            <text:p>GBP. Current estimated annual energy costs for lighting the property.</text:p>
          </table:table-cell>
          <table:table-cell office:value-type="string" table:style-name="ce4">
            <text:p>annual cost £</text:p>
          </table:table-cell>
          <table:table-cell office:value-type="string" table:style-name="ce4">
            <text:p>Y</text:p>
          </table:table-cell>
          <table:table-cell office:value-type="string" table:style-name="ce4">
            <text:p>The current costs are calculated based on the fuel prices at the time the EPC was generated.</text:p>
            <text:p/>
            <text:p>An EPC is not valid until it's lodged. Therefore, lighting costs which are in play at the time of the assessment may have changed by the time the EPC is generated.</text:p>
          </table:table-cell>
          <table:table-cell office:value-type="string" table:style-name="ce4">
            <text:p>Assessing typical lighting costs for property at time of assessment.</text:p>
          </table:table-cell>
          <table:table-cell table:number-columns-repeated="16378" table:style-name="ce6"/>
        </table:table-row>
        <table:table-row table:style-name="ro9">
          <table:table-cell office:value-type="string" table:style-name="ce4">
            <text:p>Heating Cost Current</text:p>
          </table:table-cell>
          <table:table-cell office:value-type="string" table:style-name="ce4">
            <text:p>GBP. Current estimated annual energy costs for heating the property. Figures are adjusted to account for estimated energy costs of property over 3 years. The adjusted figure is displayed on the energy certificate.</text:p>
          </table:table-cell>
          <table:table-cell office:value-type="string" table:style-name="ce4">
            <text:p>annual cost £</text:p>
          </table:table-cell>
          <table:table-cell office:value-type="string" table:style-name="ce4">
            <text:p>Y</text:p>
          </table:table-cell>
          <table:table-cell office:value-type="string" table:style-name="ce4">
            <text:p>The current costs are calculated based on the fuel prices at the time the EPC was generated.</text:p>
            <text:p/>
            <text:p>An EPC is not valid until it's lodged. Therefore, heating costs which are in play at the time of the assessment may have changed by the time the EPC is generated.</text:p>
          </table:table-cell>
          <table:table-cell office:value-type="string" table:style-name="ce4">
            <text:p>Assessing typical heating costs for property at time of assessment.</text:p>
          </table:table-cell>
          <table:table-cell table:number-columns-repeated="16378" table:style-name="ce6"/>
        </table:table-row>
        <table:table-row table:style-name="ro9">
          <table:table-cell office:value-type="string" table:style-name="ce4">
            <text:p>Hot Water Cost Current</text:p>
          </table:table-cell>
          <table:table-cell office:value-type="string" table:style-name="ce4">
            <text:p>GBP. <text:s/>Current estimated annual energy costs for hot water Figures are adjusted to account for estimated energy costs of property over 3 years. The adjusted figure is displayed on the energy certificate.</text:p>
          </table:table-cell>
          <table:table-cell office:value-type="string" table:style-name="ce4">
            <text:p>annual cost £</text:p>
          </table:table-cell>
          <table:table-cell office:value-type="string" table:style-name="ce4">
            <text:p>Y</text:p>
          </table:table-cell>
          <table:table-cell office:value-type="string" table:style-name="ce4">
            <text:p>The current costs are calculated based on the fuel prices at the time the EPC was generated.</text:p>
            <text:p/>
            <text:p>An EPC is not valid until it's lodged. Therefore, hot water costs which are in play at the time of the assessment may have changed by the time the EPC is generated.</text:p>
          </table:table-cell>
          <table:table-cell office:value-type="string" table:style-name="ce4">
            <text:p>Assessing typical hot water costs for property at time of assessment.</text:p>
          </table:table-cell>
          <table:table-cell table:number-columns-repeated="16378" table:style-name="ce6"/>
        </table:table-row>
        <table:table-row table:style-name="ro10">
          <table:table-cell office:value-type="string" table:style-name="ce4">
            <text:p>Transaction Type</text:p>
          </table:table-cell>
          <table:table-cell office:value-type="string" table:style-name="ce4">
            <text:p>Type of transaction that triggered EPC.</text:p>
          </table:table-cell>
          <table:table-cell office:value-type="string" table:style-name="ce4">
            <text:p>1. New Dwelling<text:s/></text:p>
            <text:p>2. Marketed sale</text:p>
            <text:p>3. Non-marketed sale (change of ownership but not through marketed sale, e.g. right to buy or large-scale voluntary transfer of LA housing stock to registered social landlord)</text:p>
            <text:p>4. Rental (both social and private)</text:p>
            <text:p>5. None of former (reason for assessment not recorded)</text:p>
            <text:p>6. Fit Application</text:p>
            <text:p>7. Assessment for Green Deal</text:p>
            <text:p>8. Following Green Deal</text:p>
            <text:p>9. Eco Assessment</text:p>
            <text:p>10. RHI application</text:p>
            <text:p>11. Stock Condition Survey (EPCs comissioned by holders of large property portfoliose.g. ocial housing providers. Not for statutory requirements)</text:p>
            <text:p>12. Unknown (unknown by the energy assessor or missing/incomplete data)</text:p>
          </table:table-cell>
          <table:table-cell office:value-type="string" table:style-name="ce4">
            <text:p>N</text:p>
          </table:table-cell>
          <table:table-cell office:value-type="string" table:style-name="ce4">
            <text:p>In the majority of cases 'none of the 'former' (or none of the above as it's recorded on the register) is likely to have been selected because the energy assessor has not been told the reason for the transaction. Transaction types may be changed over time.</text:p>
          </table:table-cell>
          <table:table-cell office:value-type="string" table:style-name="ce4">
            <text:p>For accurate transaction type data, please see HM Land Registry data: https://landregistry.data.gov.uk/</text:p>
          </table:table-cell>
          <table:table-cell table:number-columns-repeated="16378" table:style-name="ce6"/>
        </table:table-row>
        <table:table-row table:number-rows-repeated="2" table:style-name="ro11">
          <table:table-cell table:number-columns-repeated="6" table:style-name="ce13"/>
          <table:table-cell table:number-columns-repeated="16378" table:style-name="ce6"/>
        </table:table-row>
        <table:table-row table:style-name="ro11">
          <table:table-cell office:value-type="string" table:style-name="ce12">
            <text:p>For a detailed glossary, please see: https://www.gov.uk/guidance/energy-performance-of-buildings-certificates-notes-and-definitions#glossary</text:p>
          </table:table-cell>
          <table:table-cell table:number-columns-repeated="5" table:style-name="ce5"/>
          <table:table-cell table:number-columns-repeated="16378" table:style-name="ce6"/>
        </table:table-row>
        <table:table-row table:style-name="ro11">
          <table:table-cell table:number-columns-repeated="6" table:style-name="ce5"/>
          <table:table-cell table:number-columns-repeated="2" table:style-name="ce6"/>
          <table:table-cell table:number-columns-repeated="16376" table:style-name="ce5"/>
        </table:table-row>
        <table:table-row table:number-rows-repeated="1048559"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fo:color="#00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title/>
    <dc:description/>
    <dc:subject/>
    <meta:initial-creator/>
    <dc:creator>Poppy Azmi</dc:creator>
    <meta:creation-date>2023-09-18T10:12:44Z</meta:creation-date>
    <dc:date>2023-10-23T10:28:03Z</dc:date>
    <meta:user-defined meta:name="ContentTypeId">0x0101000BCF930048F2A84190E342D576E507E9</meta:user-defined>
    <meta:user-defined meta:name="MediaServiceImageTags"/>
  </office:meta>
</office:document-meta>
</file>